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officeooo:rsid="000ba8c7" officeooo:paragraph-rsid="000ba8c7"/>
    </style:style>
    <style:style style:name="P2" style:family="paragraph" style:parent-style-name="Standard" style:list-style-name="L2">
      <style:paragraph-properties fo:text-align="start" style:justify-single-word="false"/>
      <style:text-properties officeooo:rsid="000ba8c7" officeooo:paragraph-rsid="000ba8c7"/>
    </style:style>
    <style:style style:name="P3" style:family="paragraph" style:parent-style-name="Standard">
      <style:paragraph-properties fo:text-align="center" style:justify-single-word="false"/>
      <style:text-properties fo:font-size="16pt" officeooo:rsid="000ba8c7" officeooo:paragraph-rsid="000ba8c7" style:font-size-asian="16pt" style:font-size-complex="16pt"/>
    </style:style>
    <style:style style:name="P4" style:family="paragraph" style:parent-style-name="Standard" style:list-style-name="L1">
      <style:paragraph-properties fo:text-align="start" style:justify-single-word="false"/>
      <style:text-properties officeooo:paragraph-rsid="000ba8c7"/>
    </style:style>
    <style:style style:name="P5" style:family="paragraph" style:parent-style-name="Standard" style:list-style-name="L1">
      <style:paragraph-properties fo:text-align="start" style:justify-single-word="false"/>
      <style:text-properties officeooo:paragraph-rsid="000de682"/>
    </style:style>
    <style:style style:name="P6" style:family="paragraph" style:parent-style-name="Standard" style:list-style-name="L2">
      <style:paragraph-properties fo:text-align="start" style:justify-single-word="false"/>
      <style:text-properties officeooo:paragraph-rsid="000ba8c7"/>
    </style:style>
    <style:style style:name="P7" style:family="paragraph" style:parent-style-name="Standard">
      <style:paragraph-properties fo:text-align="start" style:justify-single-word="false"/>
      <style:text-properties officeooo:rsid="000c49ff" officeooo:paragraph-rsid="000c49ff"/>
    </style:style>
    <style:style style:name="P8" style:family="paragraph" style:parent-style-name="Standard" style:list-style-name="L3">
      <style:paragraph-properties fo:text-align="start" style:justify-single-word="false"/>
      <style:text-properties officeooo:rsid="000c49ff" officeooo:paragraph-rsid="000c49ff"/>
    </style:style>
    <style:style style:name="P9" style:family="paragraph" style:parent-style-name="Standard">
      <style:paragraph-properties fo:text-align="start" style:justify-single-word="false"/>
      <style:text-properties officeooo:rsid="000c5980" officeooo:paragraph-rsid="000c5980"/>
    </style:style>
    <style:style style:name="P10" style:family="paragraph" style:parent-style-name="Standard">
      <style:paragraph-properties fo:text-align="start" style:justify-single-word="false"/>
      <style:text-properties officeooo:rsid="000f6470" officeooo:paragraph-rsid="000f6470"/>
    </style:style>
    <style:style style:name="P11" style:family="paragraph" style:parent-style-name="Standard">
      <style:paragraph-properties fo:text-align="start" style:justify-single-word="false"/>
      <style:text-properties officeooo:rsid="00109fc0" officeooo:paragraph-rsid="00109fc0"/>
    </style:style>
    <style:style style:name="P12" style:family="paragraph" style:parent-style-name="Standard">
      <style:paragraph-properties fo:text-align="start" style:justify-single-word="false"/>
      <style:text-properties officeooo:rsid="00135d7f" officeooo:paragraph-rsid="00135d7f"/>
    </style:style>
    <style:style style:name="P13" style:family="paragraph" style:parent-style-name="Standard">
      <style:paragraph-properties fo:text-align="start" style:justify-single-word="false"/>
      <style:text-properties officeooo:rsid="0015a4b2" officeooo:paragraph-rsid="0015a4b2"/>
    </style:style>
    <style:style style:name="P14" style:family="paragraph" style:parent-style-name="Standard">
      <style:paragraph-properties fo:text-align="start" style:justify-single-word="false"/>
      <style:text-properties style:text-underline-style="solid" style:text-underline-width="auto" style:text-underline-color="font-color" officeooo:rsid="0015a4b2" officeooo:paragraph-rsid="0015a4b2"/>
    </style:style>
    <style:style style:name="T1" style:family="text">
      <style:text-properties officeooo:rsid="000ba8c7"/>
    </style:style>
    <style:style style:name="T2" style:family="text">
      <style:text-properties officeooo:rsid="000c49ff"/>
    </style:style>
    <style:style style:name="T3" style:family="text">
      <style:text-properties officeooo:rsid="000c5980"/>
    </style:style>
    <style:style style:name="T4" style:family="text">
      <style:text-properties officeooo:rsid="000d39d8"/>
    </style:style>
    <style:style style:name="T5" style:family="text">
      <style:text-properties officeooo:rsid="000de682"/>
    </style:style>
    <style:style style:name="T6" style:family="text">
      <style:text-properties officeooo:rsid="000eeda2"/>
    </style:style>
    <style:style style:name="T7" style:family="text">
      <style:text-properties officeooo:rsid="000f6470"/>
    </style:style>
    <style:style style:name="T8" style:family="text">
      <style:text-properties officeooo:rsid="00109fc0"/>
    </style:style>
    <style:style style:name="T9" style:family="text">
      <style:text-properties style:text-underline-style="solid" style:text-underline-width="auto" style:text-underline-color="font-color"/>
    </style:style>
    <style:style style:name="T10" style:family="text">
      <style:text-properties officeooo:rsid="00135d7f"/>
    </style:style>
    <style:style style:name="T11" style:family="text">
      <style:text-properties officeooo:rsid="0015a4b2"/>
    </style:style>
    <style:style style:name="T12" style:family="text">
      <style:text-properties style:text-position="super 58%"/>
    </style:style>
    <style:style style:name="T13" style:family="text">
      <style:text-properties style:text-position="0% 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éance 1</text:p>
      <text:p text:style-name="P1">Comment fonctionne java:</text:p>
      <text:p text:style-name="P1">Première étape, on utilise javac. Javac permet de faire des bytecodes qui sont des .class. Ces bytecodes sont ensuites exécutés par une JRE avec la commande java.</text:p>
      <text:p text:style-name="P1"/>
      <text:p text:style-name="P9">Interface est un concept en java qui permet de déclarer un comportement, on peut parler d'abstraction, de classe virtuelle pure.</text:p>
      <text:p text:style-name="P1"/>
      <text:p text:style-name="P1">Rappel sur les 4 pilliers:</text:p>
      <text:p text:style-name="P1">Ce sont des propriétés des languages, c'est parce qu'il y a ces 4 piliers qu'on peut parler de POO.</text:p>
      <text:list xml:id="list2209455040" text:style-name="L1">
        <text:list-item>
          <text:p text:style-name="P4"><text:span text:style-name="T1">Abstraction: </text:span><text:span text:style-name="T2">Une bonne pratique est de voir si le comportement d'un objet peut se décrire dans une interface. </text:span><text:span text:style-name="T3">Ensuite on commence a implémenter des méthode dans un classe, de haut niveau pour décrire des comportement généraliste. Cette classe qui contient des méthode généraliste est appelé classe abstraite. On n'appelle pas directement un constructeur sur une classe abstraite, elle n'est pas utilisable car elle est trop généraliste. Elle ne contient pas tout le code c'est juste un première étape d'une implémentation, elle contient les méthodes qui peuvent être factorisés ainsi que les getter() et les setter() qui peuvent eux aussi être factorisés. Pour ensuite pouvoir générer des objets avec un constructeur, on va créer une classe concrète qui contiendra toute les méthodes d'un objet. Cette classe aura des méthode hérités et des classes spécifique à cette méthode concrète. </text:span><text:span text:style-name="T4">Ici on parle en java de "implément" qui signifie "je me comporte comme". Dans un code informatique on doit faire de l'abstraction, résumer un objet réel par des attributs et des méthodes particulières </text:span><text:span text:style-name="T5">(en nombre limités)</text:span><text:span text:style-name="T4">.</text:span></text:p>
        </text:list-item>
        <text:list-item>
          <text:p text:style-name="P5"><text:span text:style-name="T1">Héritage: </text:span><text:span text:style-name="T4">C'est le fait de donner aux objets des classes concrète les différents attributs et méthodes qui sont dans les classes concrète. </text:span><text:span text:style-name="T5">On a un concept A et un concept B, et on dit que B est un A. </text:span><text:span text:style-name="T7">On récupère des morceaux d'implémentation pour ne pas avoir à les coder, c'est de la factorisation de code.</text:span></text:p>
        </text:list-item>
        <text:list-item>
          <text:p text:style-name="P4"><text:span text:style-name="T1">Encapsulation: </text:span><text:span text:style-name="T7">C'est une technique qui consiste à protéger ou à cacher une partie de ce qu'elle fait. Elle fournit l'implémentation d'un comportatement et cache le reste. On cache notemment la caractéristique interne des attributs. On va utiliser pour faire de l'encapsulation le mot clef en java "private". Avec private seuls les objets de la classe peuvent influer sur les attributs. Avec le private deux éléments d'une même classe peuvent modifier leurs données l'un l'autre. On peut aussi encapsuler des méthodes utilitaires comme une éventuelle méthode setage() par rapport a vieillir. On va donc avoir une méthode vieillir utilisable partout et setage() definir un age utilisable seulement dans la classe. Celà permet d'éviter que n'importe qui dans le code puisse redéfinir un age.</text:span></text:p>
        </text:list-item>
        <text:list-item>
          <text:p text:style-name="P4"><text:span text:style-name="T1">Polymorphisme: </text:span><text:span text:style-name="T7">C'est la capacité de pouvoir se comporter différement en fonction d'un contexte. Il y a du polymorphisme de type et du polymorphisme d'héritage. On retrouve aussi le concept quand in a plusieurs arguments différents dans une fonction qui vont changer le comportement de la méthode. Il y a par exemple plusieurs manières de marcher en fonction du nombre de jambes. On a </text:span><text:span text:style-name="T8">donc </text:span><text:span text:style-name="T7">une </text:span><text:span text:style-name="T8">méthode "</text:span><text:span text:style-name="T7">marcher</text:span><text:span text:style-name="T8">"</text:span><text:span text:style-name="T7"> qui se comporte de différentes manières en fonction du nombre de jambes qu'on lui rentre en paramètres. </text:span><text:span text:style-name="T8">Polymorphisme de type c'est la substitution de liscoff on implément un comportement dans les haut niveau d'abstration. Dans le polymorphisme d'héritage on recoit la méthode et on la complète ou on la redéfinit. Le deuxième type est utilisé pour respecter l'inversion dépendance c'est a dire pour éviter que le haut niveau d'abstraction traite des notions de bas niveau d'abstration. </text:span></text:p>
        </text:list-item>
      </text:list>
      <text:p text:style-name="P1"/>
      <text:p text:style-name="P1"/>
      <text:p text:style-name="P1"><text:soft-page-break/>Il y a aussi de bonnes pratiques de conception, on les appelle principes "solides" ou "soir" (Ils s'appuient sur les 4 pilliers de la POO):</text:p>
      <text:list xml:id="list4249302057" text:style-name="L2">
        <text:list-item>
          <text:p text:style-name="P6"><text:span text:style-name="T1">Simple responsability:</text:span></text:p>
        </text:list-item>
        <text:list-item>
          <text:p text:style-name="P6"><text:span text:style-name="T1">Open/Close:</text:span></text:p>
        </text:list-item>
        <text:list-item>
          <text:p text:style-name="P6"><text:span text:style-name="T1">Listov substitution:</text:span></text:p>
        </text:list-item>
        <text:list-item>
          <text:p text:style-name="P2">Interface Sogr</text:p>
        </text:list-item>
        <text:list-item>
          <text:p text:style-name="P2">Dependence <text:span text:style-name="T2">inversion</text:span></text:p>
        </text:list-item>
      </text:list>
      <text:p text:style-name="P7">Ça fait SOLID</text:p>
      <text:list xml:id="list4175450696" text:style-name="L3">
        <text:list-item>
          <text:p text:style-name="P8">Substitution de Listov</text:p>
        </text:list-item>
        <text:list-item>
          <text:p text:style-name="P8">Ouverture fermeture</text:p>
        </text:list-item>
        <text:list-item>
          <text:p text:style-name="P8">Inversion de dep</text:p>
        </text:list-item>
        <text:list-item>
          <text:p text:style-name="P8">Responsabilité unique</text:p>
        </text:list-item>
        <text:list-item>
          <text:p text:style-name="P8">Ségrétation des interfaces</text:p>
        </text:list-item>
      </text:list>
      <text:p text:style-name="P7">Ça fait SOIRS</text:p>
      <text:p text:style-name="P7"/>
      <text:p text:style-name="P10"><text:span text:style-name="T9">Notion de composition:</text:span> <text:span text:style-name="T5">Il faut préférer </text:span><text:span text:style-name="T6">à</text:span><text:span text:style-name="T5"> l'h</text:span>é<text:span text:style-name="T5">ritage la composition. La composition c'est avoir un concept B qui est une partie d'un concept A. Lorqu'on génère un A on doit lui fournir un concept B. Ce lien de composition est </text:span><text:span text:style-name="T6">plus </text:span><text:span text:style-name="T5">dynamique </text:span><text:span text:style-name="T6">et permet d'integrer des objets plus complexes</text:span><text:span text:style-name="T5">. </text:span><text:span text:style-name="T6">Cette composition est interessante car elle permet de gérer dynamiquement pendant l'éxécution un ensemble méthode. Par exemple un canard utilise une interface de déplacment et dans l'interface de déplacement il y a un ensemble de méthodes et d'attributs (flotter, marcher, voler) et pendant l'éxécution, le canard se casse une jambe donc il ne peut plus marcher et pendant l'éxécution on peut lui enlever la méthode marcher puisqu'elle est dans un autre instance. </text:span>Ce concept s'appèlle la stratégie.</text:p>
      <text:p text:style-name="P10"/>
      <text:p text:style-name="P11">Élément de reflexion:</text:p>
      <text:p text:style-name="P11">On a un agent et sa position.</text:p>
      <text:p text:style-name="P11">On décide de faire une composition. On a donc <text:span text:style-name="T10">une classe </text:span>agent et cette classe dépend de la classe point. <text:span text:style-name="T10">Les agents sont le haut niveauu d'abstration d'une classe abeille qui va généréner un ensemble d'abeille. La notion d'ensemble est gérée par une collection.</text:span></text:p>
      <text:p text:style-name="P11"/>
      <text:p text:style-name="P12">Notion de collection: C'est un objet qui a pour vocation de contenir un ensemble d'objets, et de faire une gestion de l'ensemble de ces objets. Le terme "collection" est une API java qui va fournir des implémentation et classe concrètes pour faire des collections spécifiques comme des tableaux ou des listes chaînées. Ce qui va être difficile va être de connaître les différentes propriétés des différentes implémentations possibles de collections.</text:p>
      <text:p text:style-name="P12">Il faudra des critères pour choisir tel ou telle collection. <text:span text:style-name="T11">Choisir la bonne collection nous permettra d'éviter d'avoir à faire des algorithmes spécifiques.</text:span></text:p>
      <text:p text:style-name="P12"/>
      <text:p text:style-name="P14">Questions de DS:</text:p>
      <text:p text:style-name="P13">1<text:span text:style-name="T12">) </text:span>sujet faire la hierarchie des classes</text:p>
      <text:p text:style-name="P13">2) faire la méthode equals</text:p>
      <text:p text:style-name="P13">3) la méthode two string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08:35:26.310102749</meta:creation-date>
    <dc:date>2022-11-29T10:01:05.112773356</dc:date>
    <meta:editing-duration>PT33M1S</meta:editing-duration>
    <meta:editing-cycles>6</meta:editing-cycles>
    <meta:generator>LibreOffice/7.3.7.2$Linux_X86_64 LibreOffice_project/30$Build-2</meta:generator>
    <meta:document-statistic meta:table-count="0" meta:image-count="0" meta:object-count="0" meta:page-count="2" meta:paragraph-count="33" meta:word-count="931" meta:character-count="5729" meta:non-whitespace-character-count="4844"/>
  </office:meta>
</office:document-meta>
</file>